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.setGroup( CommGroup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.Com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.Comm( CommGroup group , CommChannel chn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.setChannel( Comm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